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Arial" fo:font-size="16pt" officeooo:rsid="00017e46" officeooo:paragraph-rsid="00017e46" style:font-size-asian="16pt" style:font-size-complex="16pt"/>
    </style:style>
    <style:style style:name="P2" style:family="paragraph" style:parent-style-name="Standard">
      <style:text-properties style:font-name="Arial" fo:font-size="20pt" officeooo:rsid="00017e46" officeooo:paragraph-rsid="00017e46" style:font-size-asian="20pt" style:font-size-complex="20pt"/>
    </style:style>
    <style:style style:name="P3" style:family="paragraph" style:parent-style-name="Title">
      <style:text-properties fo:font-size="20pt" style:text-underline-style="none" style:font-size-asian="20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20pt" fo:font-weight="bold" officeooo:rsid="0002e369" officeooo:paragraph-rsid="0002e369" style:font-size-asian="20pt" style:font-weight-asian="bold" style:font-size-complex="20pt" style:font-weight-complex="bold"/>
    </style:style>
    <style:style style:name="P5" style:family="paragraph" style:parent-style-name="Title">
      <style:paragraph-properties fo:text-align="start" style:justify-single-word="false"/>
      <style:text-properties fo:font-size="20pt" fo:font-weight="bold" officeooo:rsid="0002e369" officeooo:paragraph-rsid="0002e369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rial" fo:font-size="16pt" officeooo:rsid="0005b00a" officeooo:paragraph-rsid="0006b8f1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7e46" style:font-weight-asian="bold" style:font-weight-complex="bold"/>
    </style:style>
    <style:style style:name="T3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fo:letter-spacing="normal" fo:font-style="normal" fo:font-weight="normal" officeooo:rsid="0005b81c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officeooo:rsid="0006af79"/>
    </style:style>
    <style:style style:name="T6" style:family="text">
      <style:text-properties fo:font-variant="normal" fo:text-transform="none" style:use-window-font-color="true" loext:opacity="0%" fo:letter-spacing="normal" fo:font-style="normal" fo:font-weight="normal" officeooo:rsid="0006b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BERT</text:p>
      <text:p text:style-name="P4">Ethan</text:p>
      <text:p text:style-name="P4">2nd 11</text:p>
      <text:p text:style-name="P3"><text:span text:style-name="T1">Motivation</text:span><text:span text:style-name="T2"> letter for the European english section.</text:span></text:p>
      <text:p text:style-name="P2"/>
      <text:p text:style-name="P1"/>
      <text:p text:style-name="P6"><text:span text:style-name="T3">Once again </text:span><text:span text:style-name="T5">I apply to the European english section. Indeed I really want to do it, so I‘ve continued to work hard to demonstrate my willingness, seriousness, dynamism in Biology, Physics and of course English that I particularly love. I watch a lot of US series, youtube tutorials in english, but none of them give me the opportunity to speak. <text:s/></text:span><text:span text:style-name="T6">My english teacher approves and supports me too. </text:span><text:span text:style-name="T5">I want </text:span><text:span text:style-name="T3">to join this section to </text:span><text:span text:style-name="T5">speak, </text:span><text:span text:style-name="T3">diversify and discover </text:span><text:span text:style-name="T4">more in depth the Anglo-Saxon culture than </text:span><text:span text:style-name="T6">the</text:span><text:span text:style-name="T4"> classic section. </text:span><text:span text:style-name="T6">I a</text:span><text:span text:style-name="T4">lso </text:span><text:span text:style-name="T5">need it because </text:span><text:span text:style-name="T4">I </text:span><text:span text:style-name="T5">would</text:span><text:span text:style-name="T4"> like </text:span><text:span text:style-name="T5">to </text:span><text:span text:style-name="T4">continue my studies abroad. </text:span><text:span text:style-name="T6">Would you please give me that chance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17:19:41.629000000</meta:creation-date>
    <dc:date>2023-04-04T18:56:38.078000000</dc:date>
    <meta:editing-duration>PT9M56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5" meta:word-count="121" meta:character-count="692" meta:non-whitespace-character-count="575"/>
  </office:meta>
</office:document-meta>
</file>